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73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1.965cm" fo:break-before="auto" style:use-optimal-row-height="false"/>
    </style:style>
    <style:style style:name="ro13" style:family="table-row">
      <style:table-row-properties style:row-height="2.702cm" fo:break-before="auto" style:use-optimal-row-height="false"/>
    </style:style>
    <style:style style:name="ro14" style:family="table-row">
      <style:table-row-properties style:row-height="2.526cm" fo:break-before="auto" style:use-optimal-row-height="true"/>
    </style:style>
    <style:style style:name="ro15" style:family="table-row">
      <style:table-row-properties style:row-height="3.018cm" fo:break-before="auto" style:use-optimal-row-height="true"/>
    </style:style>
    <style:style style:name="ro16" style:family="table-row">
      <style:table-row-properties style:row-height="2.036cm" fo:break-before="auto" style:use-optimal-row-height="true"/>
    </style:style>
    <style:style style:name="ro17" style:family="table-row">
      <style:table-row-properties style:row-height="1.859cm" fo:break-before="auto" style:use-optimal-row-height="true"/>
    </style:style>
    <style:style style:name="ro18" style:family="table-row">
      <style:table-row-properties style:row-height="2.773cm" fo:break-before="auto" style:use-optimal-row-height="true"/>
    </style:style>
    <style:style style:name="ro19" style:family="table-row">
      <style:table-row-properties style:row-height="1.54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02cm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02cm solid #000000" fo:background-color="#333333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02cm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fo:border-bottom="0.002cm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ffff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Histórico de Versões</text:p>
          </table:table-cell>
          <table:table-cell table:style-name="ce3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>
            <text:p>Especificação</text:p>
          </table:table-cell>
          <table:table-cell table:style-name="ce3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table:number-columns-spanned="1" table:number-rows-spanned="2">
            <text:p>Execução &lt;DATA_VERSAO&gt;</text:p>
          </table:table-cell>
          <table:table-cell table:style-name="ce3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>
            <text:p>Versão</text:p>
          </table:table-cell>
          <table:table-cell table:style-name="ce9" office:value-type="string">
            <text:p>Data alteração</text:p>
          </table:table-cell>
          <table:table-cell table:style-name="ce12" office:value-type="string">
            <text:p>Comentários</text:p>
          </table:table-cell>
          <table:table-cell table:style-name="ce12" office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>
            <text:p>1.0</text:p>
          </table:table-cell>
          <table:table-cell table:style-name="ce10" office:value-type="date" office:date-value="2014-05-22">
            <text:p>22/05/2014</text:p>
          </table:table-cell>
          <table:table-cell table:style-name="ce13" office:value-type="string">
            <text:p>Criação da Planilha</text:p>
          </table:table-cell>
          <table:table-cell table:style-name="ce13" office:value-type="string">
            <text:p>Andre Luís Ferreira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7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>
            <text:p>Caso de Uso</text:p>
          </table:table-cell>
          <table:table-cell table:style-name="ce18" office:value-type="string">
            <text:p>Fluxo</text:p>
          </table:table-cell>
          <table:table-cell table:style-name="ce18" office:value-type="string">
            <text:p>Identificador</text:p>
          </table:table-cell>
          <table:table-cell table:style-name="ce23" office:value-type="string">
            <text:p>Cenário de Teste</text:p>
          </table:table-cell>
          <table:table-cell table:style-name="ce23" office:value-type="string">
            <text:p>Passos</text:p>
          </table:table-cell>
          <table:table-cell table:style-name="ce23" office:value-type="string">
            <text:p>Resultados esperados</text:p>
          </table:table-cell>
          <table:table-cell table:style-name="ce28" office:value-type="string">
            <text:p>Resultado da Execução</text:p>
          </table:table-cell>
          <table:table-cell table:style-name="ce28" office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>
            <text:p>Cadastrar </text:p>
            <text:p>Estrutura Curricular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6_01</text:p>
          </table:table-cell>
          <table:table-cell table:style-name="ce24" office:value-type="string">
            <text:p>Adicionar Estrutura Curricular</text:p>
          </table:table-cell>
          <table:table-cell table:style-name="ce26" office:value-type="string">
            <text:p>1. O usuário <text:s/>preenche o campo ano e semestre com um valor no formato desejado. Ex.: “2015.1”</text:p>
            <text:p>2. O usuário escolhe um dos cursos apresentados</text:p>
            <text:p/>
          </table:table-cell>
          <table:table-cell table:style-name="ce26" office:value-type="string">
            <text:p>Curso Cadastrado no banco e mensagem de indicação de sucesso 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2</text:p>
          </table:table-cell>
          <table:table-cell table:style-name="ce25" office:value-type="string">
            <text:p>Adicionar Estrutura Curricular: Usuário não preenche o campo ano e semestre</text:p>
          </table:table-cell>
          <table:table-cell table:style-name="ce25" office:value-type="string">
            <text:p>1. O usuário não preenche o campo ano e semestre. <text:s text:c="4"/></text:p>
            <text:p>2. O usuário escolhe um dos cursos apresentados</text:p>
          </table:table-cell>
          <table:table-cell table:style-name="ce25" office:value-type="string">
            <text:p>Estrutura Curricular não cadastrada no banco e indicação de mensagem para preenchimento dos campos obrigatórios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3</text:p>
          </table:table-cell>
          <table:table-cell table:style-name="ce25" office:value-type="string">
            <text:p>Adicionar Estrutura Curricular: Usuário não preenche o campo curso</text:p>
          </table:table-cell>
          <table:table-cell table:style-name="ce25" office:value-type="string">
            <text:p>1. O usuário <text:s/>preenche o campo ano e semestre com um valor no formato desejado.</text:p>
            <text:p>2. O usuário não preenche o campo Curso</text:p>
          </table:table-cell>
          <table:table-cell table:style-name="ce25" office:value-type="string">
            <text:p>Estrutura Curricular não cadastrado no banco e indicação de mensagem para preenchimento dos campos obrigatórios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4</text:p>
          </table:table-cell>
          <table:table-cell table:style-name="ce25" office:value-type="string">
            <text:p>Adicionar Estrutura Curricular: Ano e semestre já cadastrado</text:p>
          </table:table-cell>
          <table:table-cell table:style-name="ce25" office:value-type="string">
            <text:p>1. O usuário <text:s/>preenche o campo curso com um valor válido.</text:p>
            <text:p>3. O usuário preenche o ano e semestre com um valor já existente no banco de dados</text:p>
            <text:p/>
          </table:table-cell>
          <table:table-cell table:style-name="ce25" office:value-type="string">
            <text:p>Estrutura Curricular não cadastrada no banco e mensagem de indicação de que já existe um curso cadastrado com a sigla.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5</text:p>
          </table:table-cell>
          <table:table-cell table:style-name="ce25" office:value-type="string">
            <text:p>Adicionar Estrutura Curricular: Campo ano e semestre no formato incorreto (com caracteres especiais)</text:p>
          </table:table-cell>
          <table:table-cell table:style-name="ce25" office:value-type="string">
            <text:p>1. O usuário preenche o campo ano e semestre <text:s/>inserindo caracteres especiais. Ex.: “2015#2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7</text:p>
          </table:table-cell>
          <table:table-cell table:style-name="ce25" office:value-type="string">
            <text:p>Adicionar Estrutura Curricular: Campo ano e semestre com quantidade de caracteres inválido</text:p>
          </table:table-cell>
          <table:table-cell table:style-name="ce25" office:value-type="string">
            <text:p>1. O usuário preenche o campo ano e semestre <text:s/>inserindo menos de 6 caracteres. Ex.: “20151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8</text:p>
          </table:table-cell>
          <table:table-cell table:style-name="ce25" office:value-type="string">
            <text:p>Adicionar Estrutura Curricular: Campo ano e semestre com formato inválido( sem o ponto )</text:p>
          </table:table-cell>
          <table:table-cell table:style-name="ce25" office:value-type="string">
            <text:p>1. O usuário preenche o ano e semestre sem o ponto que os separa. Ex.: “20151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9</text:p>
          </table:table-cell>
          <table:table-cell table:style-name="ce25" office:value-type="string">
            <text:p>Adicionar Estrutura Curricular: Campo ano e semestre no formato incorreto (com semestre diferente de 1 ou 2)</text:p>
          </table:table-cell>
          <table:table-cell table:style-name="ce25" office:value-type="string">
            <text:p>1. O usuário preenche o campo ano e semstre <text:s/>inserindo semestre inválido. Ex.: “2015.3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10</text:p>
          </table:table-cell>
          <table:table-cell table:style-name="ce25" office:value-type="string">
            <text:p>Adicionar Estrutura Curricular: Campo ano e semestre <text:s/>no formato incorreto (sem informar semestre)</text:p>
          </table:table-cell>
          <table:table-cell table:style-name="ce25" office:value-type="string">
            <text:p>1. O usuário preenche o campo ano e semestre sem semestre. Ex.: “20020.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11</text:p>
          </table:table-cell>
          <table:table-cell table:style-name="ce25" office:value-type="string">
            <text:p>Adicionar Estrutura Curricular: Campo ano e semestre <text:s/>no formato incorreto (com letras)</text:p>
          </table:table-cell>
          <table:table-cell table:style-name="ce25" office:value-type="string">
            <text:p>1. O usuário preenche o campo ano e semestre <text:s/>inserindo letras. Ex.: “2023X5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PESQUISAR</text:p>
          </table:table-cell>
          <table:table-cell table:style-name="ce21" office:value-type="string">
            <text:p>TC_006_12</text:p>
          </table:table-cell>
          <table:table-cell table:style-name="ce25" office:value-type="string">
            <text:p>Pesquisar Estrutura Curricular: Estrutura Curricular já cadastrada</text:p>
          </table:table-cell>
          <table:table-cell table:style-name="ce25" office:value-type="string">
            <text:p>1. O usuário <text:s/>seleciona um curso . EX.: Sistemas de informação”.</text:p>
            <text:p>2. O usuário seleciona uma Estrutura Curricular</text:p>
          </table:table-cell>
          <table:table-cell table:style-name="ce25" office:value-type="string">
            <text:p>Estrutura Curricular visualizado com sucess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PESQUISAR</text:p>
          </table:table-cell>
          <table:table-cell table:style-name="ce21" office:value-type="string">
            <text:p>TC_006_13</text:p>
          </table:table-cell>
          <table:table-cell table:style-name="ce25" office:value-type="string">
            <text:p>Pesquisar Estrutura Curricular: Estrutura Curricular não cadastrado</text:p>
          </table:table-cell>
          <table:table-cell table:style-name="ce25" office:value-type="string">
            <text:p>1. O usuário <text:s/>seleciona um curso . EX.: Sistemas de informação”.</text:p>
            <text:p>2. Por não existir estrutura cadastrada não são apresentas Estrutura Curriculares</text:p>
          </table:table-cell>
          <table:table-cell table:style-name="ce25" office:value-type="string">
            <text:p>Estrutura Curriculares não aparecem para o usuári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4</text:p>
          </table:table-cell>
          <table:table-cell table:style-name="ce25" office:value-type="string">
            <text:p>Atualizar Estrutura Curricular</text:p>
          </table:table-cell>
          <table:table-cell table:style-name="ce25" office:value-type="string">
            <text:p>1. O usuário <text:s/>seleciona editar Estrutura Curricular. <text:s text:c="4"/></text:p>
            <text:p>2. O usuário <text:s text:c="2"/>edita o campo ano e semestre com formato válido </text:p>
            <text:p>3. Usuário salva as alterações.</text:p>
          </table:table-cell>
          <table:table-cell table:style-name="ce25" office:value-type="string">
            <text:p>Estrutura Curricular atualizada no banco e mensagem de indicação de sucesso.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5</text:p>
          </table:table-cell>
          <table:table-cell table:style-name="ce25" office:value-type="string">
            <text:p>Atualizar <text:s/>Estrutura Curricular: usuário preenche o campo com formato inválido (com caracteres especiais)</text:p>
          </table:table-cell>
          <table:table-cell table:style-name="ce25" office:value-type="string">
            <text:p>1. O usuário preenche o campo ano e semstre com formato inválido (inserindo caracteres especiais)</text:p>
          </table:table-cell>
          <table:table-cell table:style-name="ce25" office:value-type="string">
            <text:p>Atualização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6</text:p>
          </table:table-cell>
          <table:table-cell table:style-name="ce25" office:value-type="string">
            <text:p>Atualizar <text:s/>Estrutura Curricular: Campo ano e semestre <text:s/>no formato incorreto (com letras)</text:p>
          </table:table-cell>
          <table:table-cell table:style-name="ce25" office:value-type="string">
            <text:p>1. O usuário preenche o campo código <text:s/>inserindo letras. Ex.: “123S”</text:p>
          </table:table-cell>
          <table:table-cell table:style-name="ce25" office:value-type="string">
            <text:p>Atualização não cadastrada no banco e indicação de mensagem indicando formato inválid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7</text:p>
          </table:table-cell>
          <table:table-cell table:style-name="ce25" office:value-type="string">
            <text:p>Atualizar Estrutura Curricular</text:p>
          </table:table-cell>
          <table:table-cell table:style-name="ce25" office:value-type="string">
            <text:p>1. O usuário seleciona editar Estrutura Curricular <text:s text:c="5"/></text:p>
            <text:p>2. Usuário cancela a atualização.</text:p>
          </table:table-cell>
          <table:table-cell table:style-name="ce25" office:value-type="string">
            <text:p>Usuário volta pra tela lista curs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EXCLUIR</text:p>
          </table:table-cell>
          <table:table-cell table:style-name="ce21" office:value-type="string">
            <text:p>TC_006_18</text:p>
          </table:table-cell>
          <table:table-cell table:style-name="ce25" office:value-type="string">
            <text:p>Excluir <text:s/>Estrutura Curricular</text:p>
          </table:table-cell>
          <table:table-cell table:style-name="ce25" office:value-type="string">
            <text:p>1. O usuário <text:s/>seleciona um curso . EX.: Sistemas de informação”.</text:p>
            <text:p>2. O usuário seleciona excluir uma Estrutura Curricular</text:p>
          </table:table-cell>
          <table:table-cell table:style-name="ce25" office:value-type="string">
            <text:p>Estrutura Curricular removida do banco com sucesso e mensagem de indicação de sucesso</text:p>
          </table:table-cell>
          <table:table-cell table:style-name="ce29" office:value-type="string">
            <text:p>&lt;Resultado do teste. Opções: PASSOU, FALHOU, BLOQUEADO, NÃO EXECUTADO.&gt;</text:p>
          </table:table-cell>
          <table:table-cell table:style-name="ce30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28-05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7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>
            <text:p>Caso de Uso</text:p>
          </table:table-cell>
          <table:table-cell table:style-name="ce18" office:value-type="string">
            <text:p>Fluxo</text:p>
          </table:table-cell>
          <table:table-cell table:style-name="ce18" office:value-type="string">
            <text:p>Identificador</text:p>
          </table:table-cell>
          <table:table-cell table:style-name="ce23" office:value-type="string">
            <text:p>Cenário de Teste</text:p>
          </table:table-cell>
          <table:table-cell table:style-name="ce23" office:value-type="string">
            <text:p>Passos</text:p>
          </table:table-cell>
          <table:table-cell table:style-name="ce23" office:value-type="string">
            <text:p>Resultados esperados</text:p>
          </table:table-cell>
          <table:table-cell table:style-name="ce28" office:value-type="string">
            <text:p>Resultado da Execução</text:p>
          </table:table-cell>
          <table:table-cell table:style-name="ce28" office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5">
          <table:table-cell table:style-name="ce16"/>
          <table:table-cell table:style-name="ce20" office:value-type="string">
            <text:p>Cadastrar </text:p>
            <text:p>Estrutura Curricular</text:p>
          </table:table-cell>
          <table:table-cell table:style-name="ce20" office:value-type="string">
            <text:p>CRIAR</text:p>
          </table:table-cell>
          <table:table-cell table:style-name="ce20" office:value-type="string">
            <text:p>TC_006_01</text:p>
          </table:table-cell>
          <table:table-cell table:style-name="ce24" office:value-type="string">
            <text:p>Adicionar Estrutura Curricular</text:p>
          </table:table-cell>
          <table:table-cell table:style-name="ce26" office:value-type="string">
            <text:p>1. O usuário <text:s/>preenche o campo ano e semestre com um valor no formato desejado. Ex.: “2015.1”</text:p>
            <text:p>2. O usuário escolhe um dos cursos apresentados</text:p>
            <text:p/>
          </table:table-cell>
          <table:table-cell table:style-name="ce26" office:value-type="string">
            <text:p>Curso Cadastrado no banco e mensagem de indicação de sucesso </text:p>
          </table:table-cell>
          <table:table-cell table:style-name="Default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2</text:p>
          </table:table-cell>
          <table:table-cell table:style-name="ce25" office:value-type="string">
            <text:p>Adicionar Estrutura Curricular: Usuário não preenche o campo ano e semestre</text:p>
          </table:table-cell>
          <table:table-cell table:style-name="ce25" office:value-type="string">
            <text:p>1. O usuário não preenche o campo ano e semestre. <text:s text:c="4"/></text:p>
            <text:p>2. O usuário escolhe um dos cursos apresentados</text:p>
          </table:table-cell>
          <table:table-cell table:style-name="ce25" office:value-type="string">
            <text:p>Estrutura Curricular não cadastrada no banco e indicação de mensagem para preenchimento dos campos obrigatórios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3</text:p>
          </table:table-cell>
          <table:table-cell table:style-name="ce25" office:value-type="string">
            <text:p>Adicionar Estrutura Curricular: Usuário não preenche o campo curso</text:p>
          </table:table-cell>
          <table:table-cell table:style-name="ce25" office:value-type="string">
            <text:p>1. O usuário <text:s/>preenche o campo ano e semestre com um valor no formato desejado.</text:p>
            <text:p>2. O usuário não preenche o campo Curso</text:p>
          </table:table-cell>
          <table:table-cell table:style-name="ce25" office:value-type="string">
            <text:p>Estrutura Curricular não cadastrado no banco e indicação de mensagem para preenchimento dos campos obrigatórios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8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4</text:p>
          </table:table-cell>
          <table:table-cell table:style-name="ce25" office:value-type="string">
            <text:p>Adicionar Estrutura Curricular: Ano e semestre já cadastrado</text:p>
          </table:table-cell>
          <table:table-cell table:style-name="ce25" office:value-type="string">
            <text:p>1. O usuário <text:s/>preenche o campo curso com um valor válido.</text:p>
            <text:p>3. O usuário preenche o ano e semestre com um valor já existente no banco de dados</text:p>
            <text:p/>
          </table:table-cell>
          <table:table-cell table:style-name="ce25" office:value-type="string">
            <text:p>Estrutura Curricular não cadastrada no banco e mensagem de indicação de que já existe um curso cadastrado com a sigla.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5</text:p>
          </table:table-cell>
          <table:table-cell table:style-name="ce25" office:value-type="string">
            <text:p>Adicionar Estrutura Curricular: Campo ano e semestre no formato incorreto (com caracteres especiais)</text:p>
          </table:table-cell>
          <table:table-cell table:style-name="ce25" office:value-type="string">
            <text:p>1. O usuário preenche o campo ano e semestre <text:s/>inserindo caracteres especiais. Ex.: “2015#2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7</text:p>
          </table:table-cell>
          <table:table-cell table:style-name="ce25" office:value-type="string">
            <text:p>Adicionar Estrutura Curricular: Campo ano e semestre com quantidade de caracteres inválido</text:p>
          </table:table-cell>
          <table:table-cell table:style-name="ce25" office:value-type="string">
            <text:p>1. O usuário preenche o campo ano e semestre <text:s/>inserindo menos de 6 caracteres. Ex.: “20151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8</text:p>
          </table:table-cell>
          <table:table-cell table:style-name="ce25" office:value-type="string">
            <text:p>Adicionar Estrutura Curricular: Campo ano e semestre com formato inválido( sem o ponto )</text:p>
          </table:table-cell>
          <table:table-cell table:style-name="ce25" office:value-type="string">
            <text:p>1. O usuário preenche o ano e semestre sem o ponto que os separa. Ex.: “20151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09</text:p>
          </table:table-cell>
          <table:table-cell table:style-name="ce25" office:value-type="string">
            <text:p>Adicionar Estrutura Curricular: Campo ano e semestre no formato incorreto (com semestre diferente de 1 ou 2)</text:p>
          </table:table-cell>
          <table:table-cell table:style-name="ce25" office:value-type="string">
            <text:p>1. O usuário preenche o campo ano e semstre <text:s/>inserindo semestre inválido. Ex.: “2015.3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10</text:p>
          </table:table-cell>
          <table:table-cell table:style-name="ce25" office:value-type="string">
            <text:p>Adicionar Estrutura Curricular: Campo ano e semestre <text:s/>no formato incorreto (sem informar semestre)</text:p>
          </table:table-cell>
          <table:table-cell table:style-name="ce25" office:value-type="string">
            <text:p>1. O usuário preenche o campo ano e semestre sem semestre. Ex.: “20020.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CRIAR</text:p>
          </table:table-cell>
          <table:table-cell table:style-name="ce21" office:value-type="string">
            <text:p>TC_006_11</text:p>
          </table:table-cell>
          <table:table-cell table:style-name="ce25" office:value-type="string">
            <text:p>Adicionar Estrutura Curricular: Campo ano e semestre <text:s/>no formato incorreto (com letras)</text:p>
          </table:table-cell>
          <table:table-cell table:style-name="ce25" office:value-type="string">
            <text:p>1. O usuário preenche o campo ano e semestre <text:s/>inserindo letras. Ex.: “2023X5”</text:p>
          </table:table-cell>
          <table:table-cell table:style-name="ce25" office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PESQUISAR</text:p>
          </table:table-cell>
          <table:table-cell table:style-name="ce21" office:value-type="string">
            <text:p>TC_006_12</text:p>
          </table:table-cell>
          <table:table-cell table:style-name="ce25" office:value-type="string">
            <text:p>Pesquisar Estrutura Curricular: Estrutura Curricular já cadastrada</text:p>
          </table:table-cell>
          <table:table-cell table:style-name="ce25" office:value-type="string">
            <text:p>1. O usuário <text:s/>seleciona um curso . EX.: Sistemas de informação”.</text:p>
            <text:p>2. O usuário seleciona uma Estrutura Curricular</text:p>
          </table:table-cell>
          <table:table-cell table:style-name="ce25" office:value-type="string">
            <text:p>Estrutura Curricular visualizado com sucesso</text:p>
          </table:table-cell>
          <table:table-cell table:style-name="ce29" office:value-type="string">
            <text:p>PASSOU</text:p>
          </table:table-cell>
          <table:table-cell table:style-name="ce30"/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PESQUISAR</text:p>
          </table:table-cell>
          <table:table-cell table:style-name="ce21" office:value-type="string">
            <text:p>TC_006_13</text:p>
          </table:table-cell>
          <table:table-cell table:style-name="ce25" office:value-type="string">
            <text:p>Pesquisar Estrutura Curricular: Estrutura Curricular não cadastrado</text:p>
          </table:table-cell>
          <table:table-cell table:style-name="ce25" office:value-type="string">
            <text:p>1. O usuário <text:s/>seleciona um curso . EX.: Sistemas de informação”.</text:p>
            <text:p>2. Por não existir estrutura cadastrada não são apresentas Estrutura Curriculares</text:p>
          </table:table-cell>
          <table:table-cell table:style-name="ce25" office:value-type="string">
            <text:p>Estrutura Curriculares não aparecem para o usuário</text:p>
          </table:table-cell>
          <table:table-cell table:style-name="ce29" office:value-type="string">
            <text:p>PASSOU</text:p>
          </table:table-cell>
          <table:table-cell table:style-name="ce30"/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4</text:p>
          </table:table-cell>
          <table:table-cell table:style-name="ce25" office:value-type="string">
            <text:p>Atualizar Estrutura Curricular</text:p>
          </table:table-cell>
          <table:table-cell table:style-name="ce25" office:value-type="string">
            <text:p>1. O usuário <text:s/>seleciona editar Estrutura Curricular. <text:s text:c="4"/></text:p>
            <text:p>2. O usuário <text:s text:c="2"/>edita o campo ano e semestre com formato válido </text:p>
            <text:p>3. Usuário salva as alterações.</text:p>
          </table:table-cell>
          <table:table-cell table:style-name="ce25" office:value-type="string">
            <text:p>Estrutura Curricular atualizada no banco e mensagem de indicação de sucesso.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5</text:p>
          </table:table-cell>
          <table:table-cell table:style-name="ce25" office:value-type="string">
            <text:p>Atualizar <text:s/>Estrutura Curricular: usuário preenche o campo com formato inválido (com caracteres especiais)</text:p>
          </table:table-cell>
          <table:table-cell table:style-name="ce25" office:value-type="string">
            <text:p>1. O usuário preenche o campo ano e semstre com formato inválido (inserindo caracteres especiais)</text:p>
          </table:table-cell>
          <table:table-cell table:style-name="ce25" office:value-type="string">
            <text:p>Atualização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6</text:p>
          </table:table-cell>
          <table:table-cell table:style-name="ce25" office:value-type="string">
            <text:p>Atualizar <text:s/>Estrutura Curricular: Campo ano e semestre <text:s/>no formato incorreto (com letras)</text:p>
          </table:table-cell>
          <table:table-cell table:style-name="ce25" office:value-type="string">
            <text:p>1. O usuário preenche o campo código <text:s/>inserindo letras. Ex.: “123S”</text:p>
          </table:table-cell>
          <table:table-cell table:style-name="ce25" office:value-type="string">
            <text:p>Atualização não cadastrada no banco e indicação de mensagem indicando formato inválid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ATUALIZAR</text:p>
          </table:table-cell>
          <table:table-cell table:style-name="ce21" office:value-type="string">
            <text:p>TC_006_17</text:p>
          </table:table-cell>
          <table:table-cell table:style-name="ce25" office:value-type="string">
            <text:p>Atualizar Estrutura Curricular</text:p>
          </table:table-cell>
          <table:table-cell table:style-name="ce25" office:value-type="string">
            <text:p>1. O usuário seleciona editar Estrutura Curricular <text:s text:c="5"/></text:p>
            <text:p>2. Usuário cancela a atualização.</text:p>
          </table:table-cell>
          <table:table-cell table:style-name="ce25" office:value-type="string">
            <text:p>Usuário volta pra tela lista curs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4"/>
          <table:table-cell table:style-name="Default"/>
        </table:table-row>
        <table:table-row table:style-name="ro16">
          <table:table-cell table:style-name="ce16"/>
          <table:table-cell table:style-name="ce21" office:value-type="string">
            <text:p>Cadastrar </text:p>
            <text:p>Estrutura Curricular</text:p>
          </table:table-cell>
          <table:table-cell table:style-name="ce21" office:value-type="string">
            <text:p>EXCLUIR</text:p>
          </table:table-cell>
          <table:table-cell table:style-name="ce21" office:value-type="string">
            <text:p>TC_006_18</text:p>
          </table:table-cell>
          <table:table-cell table:style-name="ce25" office:value-type="string">
            <text:p>Excluir <text:s/>Estrutura Curricular</text:p>
          </table:table-cell>
          <table:table-cell table:style-name="ce25" office:value-type="string">
            <text:p>1. O usuário <text:s/>seleciona um curso . EX.: Sistemas de informação”.</text:p>
            <text:p>2. O usuário seleciona excluir uma Estrutura Curricular</text:p>
          </table:table-cell>
          <table:table-cell table:style-name="ce25" office:value-type="string">
            <text:p>Estrutura Curricular removida do banco com sucesso e mensagem de indicação de sucesso</text:p>
          </table:table-cell>
          <table:table-cell table:style-name="ce29"/>
          <table:table-cell table:style-name="ce29" office:value-type="string">
            <text:p>NÃO IMPLEMENTADO</text:p>
          </table:table-cell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size="11pt" style:font-name-asian="Calibri1" style:font-size-asian="11pt" style:font-name-complex="Calibri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/05/2014</text:date>, <text:time>11:39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ndre</meta:initial-creator>
    <dc:creator>Andre </dc:creator>
    <meta:creation-date>2014-04-15T13:31:14Z</meta:creation-date>
    <dc:date>2014-05-28T11:39:08.44</dc:date>
    <meta:editing-duration>PT7H24M7S</meta:editing-duration>
    <meta:editing-cycles>22</meta:editing-cycles>
    <meta:document-statistic meta:table-count="4" meta:cell-count="288" meta:object-count="0"/>
  </office:meta>
</office:document-meta>
</file>